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12426060" style:family="table" style:master-page-name="Default">
      <style:table-properties table:display="true" style:writing-mode="lr-tb"/>
    </style:style>
    <style:style style:name="ta-124261C8" style:family="table" style:master-page-name="Default">
      <style:table-properties table:display="true" style:writing-mode="lr-tb"/>
    </style:style>
    <style:style style:name="ta-12426330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17EC44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17EC41B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17EC473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17EC46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17EC48C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17EC4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17EC4B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17EC4B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99.00pt" style:use-optimal-column-width="false"/>
    </style:style>
    <style:style style:name="ACOL-2" style:family="table-column">
      <style:table-column-properties style:column-width="81.00pt" style:use-optimal-column-width="false"/>
    </style:style>
    <style:style style:name="ACOL-3" style:family="table-column">
      <style:table-column-properties style:column-width="75.00pt" style:use-optimal-column-width="false"/>
    </style:style>
    <style:style style:name="ACOL-4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12426060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17EC44D8" table:style-name="ACOL-3"/>
        <table:table-column table:style-name="ACOL-0" table:number-columns-repeated="253"/>
        <table:table-row table:style-name="AROW-0">
          <table:table-cell table:style-name="ACE-17EC4730" office:value-type="string" office:string-value="Library">
            <text:p>Library</text:p>
          </table:table-cell>
          <table:table-cell table:style-name="ACE-17EC4730" office:value-type="string" office:string-value="Version present">
            <text:p>Version present</text:p>
          </table:table-cell>
          <table:table-cell table:style-name="ACE-17EC41B8" office:value-type="string" office:string-value="Last checked">
            <text:p>Last checked</text:p>
          </table:table-cell>
          <table:table-cell table:number-columns-repeated="253" table:style-name="ACE-17EC47F8"/>
        </table:table-row>
        <table:table-row table:style-name="AROW-0">
          <table:table-cell table:style-name="ACE-17EC48C0" office:value-type="string" office:string-value="chromaprint">
            <text:p>chromaprint</text:p>
          </table:table-cell>
          <table:table-cell table:style-name="ACE-17EC48C0" office:value-type="string" office:string-value="1.1">
            <text:p>1.1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fftw">
            <text:p>fftw</text:p>
          </table:table-cell>
          <table:table-cell table:style-name="ACE-17EC48C0" office:value-type="string" office:string-value="3.3.4">
            <text:p>3.3.4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flac">
            <text:p>flac</text:p>
          </table:table-cell>
          <table:table-cell table:style-name="ACE-17EC48C0" office:value-type="string" office:string-value="1.3.0">
            <text:p>1.3.0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hss1394">
            <text:p>hss1394</text:p>
          </table:table-cell>
          <table:table-cell table:style-name="ACE-17EC48C0" office:value-type="string" office:string-value="r8">
            <text:p>r8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ame">
            <text:p>lame</text:p>
          </table:table-cell>
          <table:table-cell table:style-name="ACE-17EC48C0" office:value-type="string" office:string-value="3.99.5">
            <text:p>3.99.5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ibid3tag">
            <text:p>libid3tag</text:p>
          </table:table-cell>
          <table:table-cell table:style-name="ACE-17EC48C0" office:value-type="string" office:string-value="0.15.1b">
            <text:p>0.15.1b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ibmad">
            <text:p>libmad</text:p>
          </table:table-cell>
          <table:table-cell table:style-name="ACE-17EC48C0" office:value-type="string" office:string-value="0.15.1b">
            <text:p>0.15.1b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ibogg">
            <text:p>libogg</text:p>
          </table:table-cell>
          <table:table-cell table:style-name="ACE-17EC48C0" office:value-type="string" office:string-value="1.3.2">
            <text:p>1.3.2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ibshout">
            <text:p>libshout</text:p>
          </table:table-cell>
          <table:table-cell table:style-name="ACE-17EC48C0" office:value-type="string" office:string-value="2.3.1">
            <text:p>2.3.1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ibshout">
            <text:p>libshout</text:p>
          </table:table-cell>
          <table:table-cell table:style-name="ACE-17EC48C0" office:value-type="string" office:string-value="2.4.0">
            <text:p>2.4.0</text:p>
          </table:table-cell>
          <table:table-cell table:style-name="ACE-17EC44D8" office:value-type="date" office:date-value="2015-11-15">
            <text:p>2015-11-15</text:p>
          </table:table-cell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ibsndfile">
            <text:p>libsndfile</text:p>
          </table:table-cell>
          <table:table-cell table:style-name="ACE-17EC48C0" office:value-type="string" office:string-value="1.0.25">
            <text:p>1.0.25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libvorbis">
            <text:p>libvorbis</text:p>
          </table:table-cell>
          <table:table-cell table:style-name="ACE-17EC48C0" office:value-type="string" office:string-value="1.3.4">
            <text:p>1.3.4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opus">
            <text:p>opus</text:p>
          </table:table-cell>
          <table:table-cell table:style-name="ACE-17EC48C0" office:value-type="string" office:string-value="1.1">
            <text:p>1.1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opusfile">
            <text:p>opusfile</text:p>
          </table:table-cell>
          <table:table-cell table:style-name="ACE-17EC48C0" office:value-type="string" office:string-value="0.6">
            <text:p>0.6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portaudio">
            <text:p>portaudio</text:p>
          </table:table-cell>
          <table:table-cell table:style-name="ACE-17EC48C0" office:value-type="string" office:string-value="v19_20140130">
            <text:p>v19_20140130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portmidi">
            <text:p>portmidi</text:p>
          </table:table-cell>
          <table:table-cell table:style-name="ACE-17EC48C0" office:value-type="string" office:string-value="228">
            <text:p>228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protobuf">
            <text:p>protobuf</text:p>
          </table:table-cell>
          <table:table-cell table:style-name="ACE-17EC48C0" office:value-type="string" office:string-value="2.5.0">
            <text:p>2.5.0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pthreads-win32">
            <text:p>pthreads-win32</text:p>
          </table:table-cell>
          <table:table-cell table:style-name="ACE-17EC48C0" office:value-type="string" office:string-value="2.9.1">
            <text:p>2.9.1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qt">
            <text:p>qt</text:p>
          </table:table-cell>
          <table:table-cell table:style-name="ACE-17EC48C0" office:value-type="string" office:string-value="4.8.6">
            <text:p>4.8.6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rubberband">
            <text:p>rubberband</text:p>
          </table:table-cell>
          <table:table-cell table:style-name="ACE-17EC48C0" office:value-type="string" office:string-value="1.8.1">
            <text:p>1.8.1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sqlite-amalgamation">
            <text:p>sqlite-amalgamation</text:p>
          </table:table-cell>
          <table:table-cell table:style-name="ACE-17EC48C0" office:value-type="string" office:string-value="3080600">
            <text:p>3080600</text:p>
          </table:table-cell>
          <table:table-cell table:style-name="ACE-17EC44D8"/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taglib">
            <text:p>taglib</text:p>
          </table:table-cell>
          <table:table-cell table:style-name="ACE-17EC48C0" office:value-type="string" office:string-value="1.10">
            <text:p>1.10</text:p>
          </table:table-cell>
          <table:table-cell table:style-name="ACE-17EC44D8" office:value-type="date" office:date-value="2015-11-15">
            <text:p>2015-11-15</text:p>
          </table:table-cell>
          <table:table-cell table:number-columns-repeated="253" table:style-name="Gnumeric-default"/>
        </table:table-row>
        <table:table-row table:style-name="AROW-0">
          <table:table-cell table:style-name="ACE-17EC48C0" office:value-type="string" office:string-value="zlib">
            <text:p>zlib</text:p>
          </table:table-cell>
          <table:table-cell table:style-name="ACE-17EC48C0" office:value-type="string" office:string-value="1.2.8">
            <text:p>1.2.8</text:p>
          </table:table-cell>
          <table:table-cell table:style-name="ACE-17EC44D8" office:value-type="date" office:date-value="2015-11-15">
            <text:p>2015-11-15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" table:style-name="Gnumeric-default"/>
          <table:table-cell table:style-name="ACE-17EC44D8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 table:number-rows-repeated="231">
          <table:table-cell table:number-columns-repeated="2" table:style-name="Gnumeric-default"/>
          <table:table-cell table:style-name="ACE-17EC44D8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" table:style-name="Gnumeric-default"/>
          <table:table-cell table:style-name="ACE-17EC44D8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 table:number-rows-repeated="65279">
          <table:table-cell table:number-columns-repeated="2" table:style-name="Gnumeric-default"/>
          <table:table-cell table:style-name="ACE-17EC44D8"/>
          <table:table-cell table:number-columns-repeated="61" table:style-name="Gnumeric-default"/>
          <table:table-cell table:number-columns-repeated="192" table:style-name="Gnumeric-default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table table:name="Sheet2" table:style-name="ta-124261C8">
        <office:forms form:automatic-focus="false" form:apply-design-mode="false">
          <form:form/>
        </office:forms>
        <table:table-column table:default-cell-style-name="ACE-17EC4B18" table:style-name="ACOL-0"/>
        <table:table-column table:default-cell-style-name="ACE-17EC4B18" table:style-name="ACOL-0" table:number-columns-repeated="255"/>
        <table:table-row table:style-name="AROW-0">
          <table:table-cell table:number-columns-repeated="256" table:style-name="ACE-17EC4B18"/>
        </table:table-row>
        <table:table-row table:style-name="AROW-0">
          <table:table-cell table:number-columns-repeated="256" table:style-name="ACE-17EC4B18"/>
        </table:table-row>
        <table:table-row table:style-name="AROW-0" table:number-rows-repeated="65534">
          <table:table-cell table:number-columns-repeated="256" table:style-name="ACE-17EC4B18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</table:table>
      <table:table table:name="Sheet3" table:style-name="ta-12426330">
        <office:forms form:automatic-focus="false" form:apply-design-mode="false">
          <form:form/>
        </office:forms>
        <table:table-column table:default-cell-style-name="ACE-17EC4BE0" table:style-name="ACOL-0"/>
        <table:table-column table:default-cell-style-name="ACE-17EC4BE0" table:style-name="ACOL-0" table:number-columns-repeated="255"/>
        <table:table-row table:style-name="AROW-0">
          <table:table-cell table:number-columns-repeated="256" table:style-name="ACE-17EC4BE0"/>
        </table:table-row>
        <table:table-row table:style-name="AROW-0">
          <table:table-cell table:number-columns-repeated="256" table:style-name="ACE-17EC4BE0"/>
        </table:table-row>
        <table:table-row table:style-name="AROW-0" table:number-rows-repeated="65534">
          <table:table-cell table:number-columns-repeated="256" table:style-name="ACE-17EC4BE0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1">
      <number:text-content/>
    </number:text-style>
    <number:date-style style:name="ND.0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20T20:16:15Z</dc:date>
    <meta:creation-date>2015-11-20T20:12:12Z</meta:creation-date>
    <meta:generator>gnumeric/1.10.16</meta:generator>
  </office:meta>
</office:document-meta>
</file>